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ccff" draw:fill="solid" draw:fill-color="#cc99cc" draw:textarea-vertical-align="middle"/>
    </style:style>
    <style:style style:name="gr2" style:family="graphic" style:parent-style-name="standard">
      <style:graphic-properties svg:stroke-color="#ccccff" draw:fill="solid" draw:fill-color="#9999cc" draw:textarea-vertical-align="middle"/>
    </style:style>
    <style:style style:name="gr3" style:family="graphic" style:parent-style-name="standard">
      <style:graphic-properties svg:stroke-color="#99ffcc" draw:fill="solid" draw:fill-color="#66cc99" draw:textarea-vertical-align="middle"/>
    </style:style>
    <style:style style:name="gr4" style:family="graphic" style:parent-style-name="standard">
      <style:graphic-properties svg:stroke-color="#ccffff" draw:fill="solid" draw:fill-color="#99cccc" draw:textarea-vertical-align="middle"/>
    </style:style>
    <style:style style:name="gr5" style:family="graphic" style:parent-style-name="standard">
      <style:graphic-properties svg:stroke-color="#ffcccc" draw:fill="solid" draw:fill-color="#cc9999" draw:textarea-vertical-align="middle"/>
    </style:style>
    <style:style style:name="gr6" style:family="graphic" style:parent-style-name="standard">
      <style:graphic-properties svg:stroke-color="#ffffcc" draw:fill="solid" draw:fill-color="#cccc99" draw:textarea-vertical-align="middle"/>
    </style:style>
    <style:style style:name="gr7" style:family="graphic" style:parent-style-name="standard">
      <style:graphic-properties svg:stroke-color="#99ccff" draw:fill="solid" draw:fill-color="#6699cc" draw:textarea-vertical-align="middle"/>
    </style:style>
    <style:style style:name="gr8" style:family="graphic" style:parent-style-name="standard">
      <style:graphic-properties svg:stroke-color="#ffcc99" draw:fill="solid" draw:fill-color="#cc9966" draw:textarea-vertical-align="middle"/>
    </style:style>
    <style:style style:name="gr9" style:family="graphic" style:parent-style-name="standard">
      <style:graphic-properties svg:stroke-color="#ccff99" draw:fill="solid" draw:fill-color="#99cc66" draw:textarea-vertical-align="middle"/>
    </style:style>
    <style:style style:name="gr10" style:family="graphic" style:parent-style-name="standard">
      <style:graphic-properties svg:stroke-color="#ff99cc" draw:fill="solid" draw:fill-color="#cc6699" draw:textarea-vertical-align="middle"/>
    </style:style>
    <style:style style:name="gr11" style:family="graphic" style:parent-style-name="standard">
      <style:graphic-properties svg:stroke-color="#cc99ff" draw:fill="solid" draw:fill-color="#9966cc" draw:textarea-vertical-align="middle"/>
    </style:style>
    <style:style style:name="gr12" style:family="graphic" style:parent-style-name="standard">
      <style:graphic-properties svg:stroke-color="#000000" draw:fill="solid" draw:fill-color="#000000" draw:textarea-vertical-align="middle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ff" draw:fill="solid" draw:fill-color="#ffffff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ellipse draw:style-name="gr1" draw:text-style-name="P1" draw:layer="layout" svg:width="5.7cm" svg:height="4.1cm" svg:x="2.9cm" svg:y="2.1cm">
          <text:p/>
        </draw:ellipse>
        <draw:ellipse draw:style-name="gr2" draw:text-style-name="P1" draw:layer="layout" svg:width="4.2cm" svg:height="3.7cm" svg:x="4.4cm" svg:y="9.5cm">
          <text:p/>
        </draw:ellipse>
        <draw:ellipse draw:style-name="gr3" draw:text-style-name="P1" draw:layer="layout" svg:width="5.2cm" svg:height="3.6cm" svg:x="10.5cm" svg:y="3.9cm">
          <text:p/>
        </draw:ellipse>
        <draw:ellipse draw:style-name="gr4" draw:text-style-name="P1" draw:layer="layout" svg:width="6.3cm" svg:height="5.4cm" svg:x="11.1cm" svg:y="10.6cm">
          <text:p/>
        </draw:ellipse>
        <draw:ellipse draw:style-name="gr5" draw:text-style-name="P1" draw:layer="layout" svg:width="5.5cm" svg:height="3.8cm" svg:x="5.4cm" svg:y="14.2cm">
          <text:p/>
        </draw:ellipse>
        <draw:ellipse draw:style-name="gr6" draw:text-style-name="P1" draw:layer="layout" svg:width="4.7cm" svg:height="3.5cm" svg:x="15.3cm" svg:y="6.7cm">
          <text:p/>
        </draw:ellipse>
        <draw:ellipse draw:style-name="gr7" draw:text-style-name="P1" draw:layer="layout" svg:width="5.3cm" svg:height="4.4cm" svg:x="-0.6cm" svg:y="5.8cm">
          <text:p/>
        </draw:ellipse>
        <draw:ellipse draw:style-name="gr8" draw:text-style-name="P1" draw:layer="layout" svg:width="5.2cm" svg:height="4.7cm" svg:x="-0.6cm" svg:y="12.8cm">
          <text:p/>
        </draw:ellipse>
        <draw:ellipse draw:style-name="gr9" draw:text-style-name="P1" draw:layer="layout" svg:width="5.5cm" svg:height="3.3cm" svg:x="8.9cm" svg:y="-0.3cm">
          <text:p/>
        </draw:ellipse>
        <draw:ellipse draw:style-name="gr10" draw:text-style-name="P1" draw:layer="layout" svg:width="5.1cm" svg:height="4cm" svg:x="15.3cm" svg:y="16cm">
          <text:p/>
        </draw:ellipse>
        <draw:ellipse draw:style-name="gr11" draw:text-style-name="P1" draw:layer="layout" svg:width="3.8cm" svg:height="3.3cm" svg:x="16.2cm" svg:y="0.7cm">
          <text:p/>
        </draw:ellipse>
        <draw:g>
          <draw:ellipse draw:style-name="gr12" draw:text-style-name="P1" draw:layer="layout" svg:width="9.3cm" svg:height="3.8cm" svg:x="5.8cm" svg:y="9.4cm">
            <text:p/>
          </draw:ellipse>
          <draw:custom-shape draw:style-name="gr13" draw:text-style-name="P1" draw:layer="layout" svg:width="0.962cm" svg:height="4.3cm" draw:transform="rotate (0.7853981633973) translate (13.179cm 12.059cm)">
            <text:p/>
            <draw:enhanced-geometry svg:viewBox="0 0 21600 21600" draw:path-stretchpoint-x="10800" draw:path-stretchpoint-y="10800" draw:text-areas="?f3 ?f4 ?f5 ?f6" draw:type="round-rectangle" draw:modifiers="9666.37787404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962cm" svg:height="4.3cm" draw:transform="rotate (0.6981317007976) translate (11.789cm 12.522cm)">
            <text:p/>
            <draw:enhanced-geometry svg:viewBox="0 0 21600 21600" draw:path-stretchpoint-x="10800" draw:path-stretchpoint-y="10800" draw:text-areas="?f3 ?f4 ?f5 ?f6" draw:type="round-rectangle" draw:modifiers="9666.37787404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962cm" svg:height="4.3cm" draw:transform="rotate (-0.785398163398487) translate (6.42cm 11.379cm)">
            <text:p/>
            <draw:enhanced-geometry svg:viewBox="0 0 21600 21600" draw:path-stretchpoint-x="10800" draw:path-stretchpoint-y="10800" draw:text-areas="?f3 ?f4 ?f5 ?f6" draw:type="round-rectangle" draw:modifiers="9666.37787404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962cm" svg:height="4.3cm" draw:transform="rotate (-0.698131700798786) translate (7.653cm 12.104cm)">
            <text:p/>
            <draw:enhanced-geometry svg:viewBox="0 0 21600 21600" draw:path-stretchpoint-x="10800" draw:path-stretchpoint-y="10800" draw:text-areas="?f3 ?f4 ?f5 ?f6" draw:type="round-rectangle" draw:modifiers="9666.37787404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1.4cm" svg:height="3.6cm" draw:transform="rotate (-0.523598775599387) translate (15.188cm 8.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" draw:text-style-name="P1" draw:layer="layout" svg:width="2.321cm" svg:height="6.235cm" draw:transform="rotate (-0.174532925200587) translate (6.882cm 5.07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12" draw:text-style-name="P1" draw:layer="layout" svg:width="5.7cm" svg:height="2.7cm" svg:x="3.6cm" svg:y="4.8cm">
            <text:p/>
          </draw:ellipse>
          <draw:ellipse draw:style-name="gr12" draw:text-style-name="P1" draw:layer="layout" svg:width="0.8cm" svg:height="2.7cm" svg:x="7.1cm" svg:y="3.8cm">
            <text:p/>
          </draw:ellipse>
          <draw:ellipse draw:style-name="gr12" draw:text-style-name="P1" draw:layer="layout" svg:width="0.9cm" svg:height="2.7cm" svg:x="8.7cm" svg:y="4.1cm">
            <text:p/>
          </draw:ellipse>
          <draw:ellipse draw:style-name="gr12" draw:text-style-name="P1" draw:layer="layout" svg:width="1.6cm" svg:height="2.7cm" svg:x="7.5cm" svg:y="4.5cm">
            <text:p/>
          </draw:ellipse>
          <draw:ellipse draw:style-name="gr12" draw:text-style-name="P1" draw:layer="layout" svg:width="1.6cm" svg:height="1.2cm" svg:x="8.3cm" svg:y="5.6cm">
            <text:p/>
          </draw:ellipse>
          <draw:ellipse draw:style-name="gr12" draw:text-style-name="P1" draw:layer="layout" svg:width="1.6cm" svg:height="1.2cm" svg:x="8.1cm" svg:y="6.6cm">
            <text:p/>
          </draw:ellipse>
          <draw:ellipse draw:style-name="gr12" draw:text-style-name="P1" draw:layer="layout" svg:width="1.6cm" svg:height="1.2cm" svg:x="7.9cm" svg:y="7.6cm">
            <text:p/>
          </draw:ellipse>
          <draw:ellipse draw:style-name="gr12" draw:text-style-name="P1" draw:layer="layout" svg:width="1.7cm" svg:height="1.2cm" svg:x="7.7cm" svg:y="8.6cm">
            <text:p/>
          </draw:ellipse>
          <draw:circle draw:style-name="gr15" draw:text-style-name="P1" draw:layer="layout" svg:width="1cm" svg:height="1cm" svg:x="6.5cm" svg:y="5.2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Yellow_20_Gradient_20_1" draw:display-name="Yellow Gradient 1" draw:style="linear" draw:start-color="#ffff66" draw:end-color="#ffffcc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gradient" draw:fill-gradient-name="Yellow_20_Gradient_20_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kahashi Satoru</meta:initial-creator>
    <meta:creation-date>2013-12-31T00:14:28</meta:creation-date>
    <dc:date>2013-12-31T00:34:15</dc:date>
    <dc:creator>Takahashi Satoru</dc:creator>
    <meta:editing-duration>PT4M27S</meta:editing-duration>
    <meta:editing-cycles>1</meta:editing-cycles>
    <meta:document-statistic meta:object-count="28"/>
    <meta:generator>OpenOffice/4.0.1$Unix OpenOffice.org_project/401m5$Build-9714</meta:generator>
  </office:meta>
</office:document-meta>
</file>